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125in" style:rel-column-width="26616*"/>
    </style:style>
    <style:style style:name="Table1.B" style:family="table-column">
      <style:table-column-properties style:column-width="4.1125in" style:rel-column-width="38919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8fe95" officeooo:paragraph-rsid="0038fe95"/>
    </style:style>
    <style:style style:name="P2" style:family="paragraph" style:parent-style-name="Text_20_body">
      <style:text-properties style:text-underline-style="solid" style:text-underline-width="auto" style:text-underline-color="font-color" officeooo:rsid="004bc8b3" officeooo:paragraph-rsid="004bc8b3"/>
    </style:style>
    <style:style style:name="P3" style:family="paragraph" style:parent-style-name="Text_20_body">
      <style:text-properties officeooo:rsid="00656121" officeooo:paragraph-rsid="0066a4d2"/>
    </style:style>
    <style:style style:name="P4" style:family="paragraph" style:parent-style-name="Text_20_body">
      <style:text-properties officeooo:rsid="00689805" officeooo:paragraph-rsid="0068f285"/>
    </style:style>
    <style:style style:name="P5" style:family="paragraph" style:parent-style-name="Text_20_body">
      <style:text-properties officeooo:rsid="00689805" officeooo:paragraph-rsid="0073343d"/>
    </style:style>
    <style:style style:name="P6" style:family="paragraph" style:parent-style-name="Text_20_body">
      <style:text-properties officeooo:rsid="006f1361" officeooo:paragraph-rsid="006f1361"/>
    </style:style>
    <style:style style:name="P7" style:family="paragraph" style:parent-style-name="Command">
      <style:text-properties officeooo:paragraph-rsid="006dff84"/>
    </style:style>
    <style:style style:name="P8" style:family="paragraph" style:parent-style-name="Command">
      <style:text-properties officeooo:paragraph-rsid="006f1361"/>
    </style:style>
    <style:style style:name="P9" style:family="paragraph" style:parent-style-name="Command">
      <style:text-properties officeooo:paragraph-rsid="007144c5"/>
    </style:style>
    <style:style style:name="P10" style:family="paragraph" style:parent-style-name="Table_20_Contents">
      <style:text-properties officeooo:rsid="00694818" officeooo:paragraph-rsid="00694818"/>
    </style:style>
    <style:style style:name="P11" style:family="paragraph" style:parent-style-name="Table_20_Contents">
      <style:text-properties fo:font-weight="bold" officeooo:rsid="00689805" officeooo:paragraph-rsid="00689805" style:font-weight-asian="bold" style:font-weight-complex="bold"/>
    </style:style>
    <style:style style:name="P12" style:family="paragraph" style:parent-style-name="Title">
      <style:text-properties officeooo:paragraph-rsid="0089cc64"/>
    </style:style>
    <style:style style:name="P13" style:family="paragraph" style:parent-style-name="Text_20_body">
      <style:text-properties officeooo:rsid="00642126" officeooo:paragraph-rsid="008e4929"/>
    </style:style>
    <style:style style:name="P14" style:family="paragraph" style:parent-style-name="Text_20_body">
      <style:text-properties officeooo:rsid="008defc8" officeooo:paragraph-rsid="008defc8"/>
    </style:style>
    <style:style style:name="P15" style:family="paragraph" style:parent-style-name="Text_20_body">
      <style:text-properties officeooo:rsid="00694818" officeooo:paragraph-rsid="00694818"/>
    </style:style>
    <style:style style:name="P16" style:family="paragraph" style:parent-style-name="Text_20_body">
      <style:text-properties officeooo:rsid="006d2c3e" officeooo:paragraph-rsid="008e4929"/>
    </style:style>
    <style:style style:name="P17" style:family="paragraph" style:parent-style-name="Subtitle">
      <style:text-properties officeooo:rsid="008b9420" officeooo:paragraph-rsid="008d1859"/>
    </style:style>
    <style:style style:name="P18" style:family="paragraph" style:parent-style-name="Heading_20_1">
      <style:text-properties officeooo:rsid="0026b12e"/>
    </style:style>
    <style:style style:name="T1" style:family="text">
      <style:text-properties fo:font-style="italic" officeooo:rsid="0066a4d2" style:font-style-asian="italic" style:font-style-complex="italic"/>
    </style:style>
    <style:style style:name="T2" style:family="text">
      <style:text-properties officeooo:rsid="00656121"/>
    </style:style>
    <style:style style:name="T3" style:family="text">
      <style:text-properties officeooo:rsid="0066a4d2"/>
    </style:style>
    <style:style style:name="T4" style:family="text">
      <style:text-properties officeooo:rsid="0068f285"/>
    </style:style>
    <style:style style:name="T5" style:family="text">
      <style:text-properties officeooo:rsid="00694818"/>
    </style:style>
    <style:style style:name="T6" style:family="text">
      <style:text-properties officeooo:rsid="006b37c0"/>
    </style:style>
    <style:style style:name="T7" style:family="text">
      <style:text-properties officeooo:rsid="006d2c3e"/>
    </style:style>
    <style:style style:name="T8" style:family="text">
      <style:text-properties officeooo:rsid="006dff84"/>
    </style:style>
    <style:style style:name="T9" style:family="text">
      <style:text-properties officeooo:rsid="00689805"/>
    </style:style>
    <style:style style:name="T10" style:family="text">
      <style:text-properties officeooo:rsid="007144c5"/>
    </style:style>
    <style:style style:name="T11" style:family="text">
      <style:text-properties officeooo:rsid="0073343d"/>
    </style:style>
    <style:style style:name="T12" style:family="text">
      <style:text-properties officeooo:rsid="0085c25c"/>
    </style:style>
    <style:style style:name="T13" style:family="text">
      <style:text-properties officeooo:rsid="0089cc64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8b5474"/>
    </style:style>
    <style:style style:name="T16" style:family="text">
      <style:text-properties officeooo:rsid="008defc8"/>
    </style:style>
    <style:style style:name="T17" style:family="text">
      <style:text-properties officeooo:rsid="008e4929"/>
    </style:style>
    <style:style style:name="T18" style:family="text">
      <style:text-properties officeooo:rsid="008f81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apuma KYUM Example</text:p>
      <text:p text:style-name="P17"><text:span text:style-name="T15">Advanced </text:span>Tutorial: PDF/X-1<text:span text:style-name="T14">A</text:span> Conformance</text:p>
      <text:p text:style-name="P2"><text:span text:style-name="T12">By: Dennis Drescher (sparkycbr@gmail.com)</text:span><text:line-break/>Last Edited: <text:span text:style-name="T13">2</text:span> <text:span text:style-name="T13">March</text:span> 201<text:span text:style-name="T12">6</text:span></text:p>
      <text:h text:style-name="P18" text:outline-level="1">Introduction</text:h>
      <text:p text:style-name="Text_20_body">This document provides <text:span text:style-name="T16">a minor amount of information about how meta-data for use in the</text:span> <text:span text:style-name="T16">context of the PDF/X-1a standard, otherwise known as </text:span>ISO 15930-1:2001. <text:span text:style-name="T16">This is important because producing PDF documents that conform to this standard are necessary for printing. More information about the standard can be found here:</text:span></text:p>
      <text:p text:style-name="P14"><text:a xlink:type="simple" xlink:href="http://www.iso.org/iso/home/store/catalogue_tc/catalogue_detail.htm?csnumber=29061">http://www.iso.org/iso/home/store/catalogue_tc/catalogue_detail.htm?csnumber=29061</text:a></text:p>
      <text:p text:style-name="P14">This document is in addition to the Rapuma KYUM Example and is provided to help the user better know some of the finer points of preparing a document for final publication and printing. It does not claim to be exhaustive and reflects the author’s limited experience in this area.</text:p>
      <text:h text:style-name="Heading_20_1" text:outline-level="1"><text:span text:style-name="T17">Why</text:span> PDF/X-1A</text:h>
      <text:p text:style-name="P13"><text:span text:style-name="T16">Rapuma uses the XeTeX rendering engine for producing PDF documents. </text:span>XeTeX does a good job at producing clean PDF that qualifies for PDF/X-1a conformance <text:span text:style-name="T16">which coincides with the Adobe 1.3 PDF output standard</text:span>. <text:span text:style-name="T17">This is the minimum standard needed for a print publication. </text:span>However, the standard ptx2pdf macro package, normally used for Scripture typesetting does not output any PDF meta data that would indicate any such <text:span text:style-name="T7">standard has been met</text:span>. <text:span text:style-name="T17">Here in lies the problem because when PDFs are being analyzed and checked for printing, the software being used for checking, typically the Adobe Pre-flight suite, do not find evidence in the meta-data that the PDF conforms to PDF/X-1a. This normally evokes time-waisting dialog between the typesetter and the technician who is doing the final preparation to the PDFs for print. </text:span></text:p>
      <text:h text:style-name="Heading_20_1" text:outline-level="1">Basic Meta-data</text:h>
      <text:p text:style-name="P13">The usfmTex macro package, shamelessly taken (virtually copied) from the ptx2pdf macro package, has been modified to output much of the necessary meta-data to indicate PDF/X-1a conformance. <text:span text:style-name="T2">Much testing will be needed, but if everything has been done right, files output through the Rapuma system should pass Adobe Pre-flight tests, for the most part. At least that’s the dream.</text:span></text:p>
      <text:p text:style-name="P3">To get <text:span text:style-name="T3">complete and accurate meta-data output, the user must consider entering adequate project meta-data into the </text:span><text:span text:style-name="T1">project.conf</text:span><text:span text:style-name="T3"> file. Here are related fields in the [ProjectInfo] section and the function of the meta data in the output:</text:span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1"><text:span text:style-name="T5">Rapuma </text:span>Project.conf Field</text:p>
          </table:table-cell>
          <table:table-cell table:style-name="Table1.B1" office:value-type="string">
            <text:p text:style-name="P11"><text:span text:style-name="T4">Maps to </text:span>PDF <text:span text:style-name="T4">Meta-data </text:span>File Info</text:p>
          </table:table-cell>
        </table:table-row>
        <table:table-row>
          <table:table-cell table:style-name="Table1.A5" office:value-type="string">
            <text:p text:style-name="P4">projectDescription</text:p>
          </table:table-cell>
          <table:table-cell table:style-name="Table1.B2" office:value-type="string">
            <text:p text:style-name="P10">Subject</text:p>
          </table:table-cell>
        </table:table-row>
        <table:table-row>
          <table:table-cell table:style-name="Table1.A5" office:value-type="string">
            <text:p text:style-name="P4"><text:span text:style-name="T11">t</text:span>ypesetters <text:span text:style-name="T11">(comma separated list)</text:span></text:p>
          </table:table-cell>
          <table:table-cell table:style-name="Table1.B3" office:value-type="string">
            <text:p text:style-name="P10">Creator</text:p>
          </table:table-cell>
        </table:table-row>
        <table:table-row>
          <table:table-cell table:style-name="Table1.A5" office:value-type="string">
            <text:p text:style-name="P5">translators <text:span text:style-name="T11">(comma separated list)</text:span></text:p>
          </table:table-cell>
          <table:table-cell table:style-name="Table1.B4" office:value-type="string">
            <text:p text:style-name="P10">Application/Author</text:p>
          </table:table-cell>
        </table:table-row>
        <table:table-row>
          <table:table-cell table:style-name="Table1.A5" office:value-type="string">
            <text:p text:style-name="P4">projectTitle</text:p>
          </table:table-cell>
          <table:table-cell table:style-name="Table1.B5" office:value-type="string">
            <text:p text:style-name="P10">Title</text:p>
          </table:table-cell>
        </table:table-row>
        <table:table-row>
          <table:table-cell table:style-name="Table1.A6" office:value-type="string">
            <text:p text:style-name="P4">projectCreateDate</text:p>
          </table:table-cell>
          <table:table-cell table:style-name="Table1.B6" office:value-type="string">
            <text:p text:style-name="P10">Created</text:p>
          </table:table-cell>
        </table:table-row>
      </table:table>
      <text:p text:style-name="Text_20_body"/>
      <text:p text:style-name="P15">With the above fields filled in, when you click on properties, the form will be filled in and be useful. Also, the PDF/X-<text:span text:style-name="T6">1a data in the file should be correct, or at least good enough to pass pre-flight. Any finding that not to be the case would be encouraged to dialog with the author/maintainer of this document to try to rectify any issues that would cause PDF output to be substandard.</text:span></text:p>
      <text:h text:style-name="Heading_20_1" text:outline-level="1">How To ...</text:h>
      <text:p text:style-name="P16"><text:span text:style-name="T17">For our example we will now go over the basic CLI commands needed to update project meta-data as described above. Please note that the user is adept at editing plain-text configuration files such as these, there is nothing to stop them from just editing the file directly and forgoing the commands outlined below.</text:span></text:p>
      <text:p text:style-name="P16"><text:span text:style-name="T18">Please note that t</text:span>his <text:span text:style-name="T18">meta-</text:span>data can also be used in other areas of the publication process such as archiving so it is good practice to be sure all the project meta-data fields in the project configuration file are properly filled out. <text:span text:style-name="T8">An example of how to set the project meta-data to something more meaningful would be as follows:</text:span></text:p>
      <text:p text:style-name="P9">rapuma setting KYU-MYMR-KYUMTEST project --section ProjectInfo --key <text:span text:style-name="T9">projectDescription</text:span> <text:line-break/>--value "<text:span text:style-name="T10">Some New Testament Scripture in an Asian language</text:span>"</text:p>
      <text:p text:style-name="P7">rapuma setting KYU-MYMR-KYUMTEST project --section ProjectInfo --key <text:span text:style-name="T9">typesetters</text:span> <text:line-break/>--value "<text:span text:style-name="T8">Johannes Gutenberg</text:span>"</text:p>
      <text:p text:style-name="P8">rapuma setting KYU-MYMR-KYUMTEST project --section ProjectInfo --key <text:span text:style-name="T9">translators</text:span> <text:line-break/>--value "<text:span text:style-name="T8">John Wycliffe</text:span>"</text:p>
      <text:p text:style-name="P9">rapuma setting KYU-MYMR-KYUMTEST project --section ProjectInfo --key <text:span text:style-name="T9">projectTitle</text:span> <text:line-break/>--value "<text:span text:style-name="T10">Some Asian New Testament Scripture</text:span>"</text:p>
      <text:p text:style-name="P6">Note that it is not necessary to set the project creation date as that is automatically done when the project is created.</text:p>
      <text:h text:style-name="Heading_20_1" text:outline-level="1">Conclusion</text:h>
      <text:p text:style-name="P1"><text:span text:style-name="T18">There is more to this than documented here. </text:span>In time, <text:span text:style-name="T18">hopefully,</text:span> more will be added to this tutorial, but hope<text:span text:style-name="T18">fully</text:span> this has been helpful and you have a better understanding of how the <text:span text:style-name="T18">PDF/X-1a relates to </text:span>Rapuma <text:span text:style-name="T18">and how it is accessed from the</text:span> C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small-caps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variant="small-caps" fo:color="#333333" fo:font-size="115%" fo:font-style="italic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mmand" style:family="paragraph" style:parent-style-name="Text_20_body" style:class="text" style:master-page-name="">
      <style:paragraph-properties fo:margin-left="1in" fo:margin-right="0in" fo:margin-top="0in" fo:margin-bottom="0.0972in" style:contextual-spacing="false" fo:line-height="100%" fo:text-indent="-0.5in" style:auto-text-indent="false" style:page-number="auto">
        <style:tab-stops/>
      </style:paragraph-properties>
      <style:text-properties fo:color="#9900ff" style:font-name="Andale Mono" fo:font-family="'Andale Mono'" style:font-pitch="fixed" fo:font-size="8pt" fo:letter-spacing="-0.0043in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rescher</meta:initial-creator>
    <meta:creation-date>2015-01-26T05:34:42.781566798</meta:creation-date>
    <dc:date>2016-03-03T05:23:58.587482032</dc:date>
    <dc:creator>Dennis Drescher</dc:creator>
    <meta:editing-duration>P22DT23H8M49S</meta:editing-duration>
    <meta:editing-cycles>72</meta:editing-cycles>
    <meta:generator>LibreOffice/4.2.8.2$Linux_X86_64 LibreOffice_project/420m0$Build-2</meta:generator>
    <meta:document-statistic meta:table-count="1" meta:image-count="0" meta:object-count="0" meta:page-count="2" meta:paragraph-count="35" meta:word-count="691" meta:character-count="4405" meta:non-whitespace-character-count="3756"/>
  </office:meta>
</office:document-meta>
</file>